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0pt" fo:font-weight="bold" officeooo:rsid="000473a3" officeooo:paragraph-rsid="000473a3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rdana" fo:font-size="12pt" fo:font-weight="bold" officeooo:rsid="000473a3" officeooo:paragraph-rsid="000473a3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Verdana" fo:font-size="12pt" fo:font-weight="normal" officeooo:rsid="0004f577" officeooo:paragraph-rsid="0004f57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fo:font-weight="normal" officeooo:rsid="0004f577" officeooo:paragraph-rsid="0004f57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rsid="000473a3" officeooo:paragraph-rsid="000473a3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05ac31" officeooo:paragraph-rsid="0005ac3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0669a9" officeooo:paragraph-rsid="000669a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Verdana" fo:font-size="12pt" fo:font-weight="bold" officeooo:rsid="0004f577" officeooo:paragraph-rsid="0004f57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font-name="Verdana" fo:font-size="12pt" fo:font-weight="bold" officeooo:rsid="0005ac31" officeooo:paragraph-rsid="0005ac31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Arial" fo:font-size="12pt" fo:font-weight="normal" officeooo:rsid="0004f577" officeooo:paragraph-rsid="0004f57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Arial" fo:font-size="12pt" fo:font-weight="normal" officeooo:rsid="000669a9" officeooo:paragraph-rsid="000669a9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Arial" fo:font-size="12pt" fo:font-weight="normal" officeooo:rsid="0005ac31" officeooo:paragraph-rsid="0005ac31" style:font-size-asian="10.5pt" style:font-weight-asian="normal" style:font-size-complex="12pt" style:font-weight-complex="normal"/>
    </style:style>
    <style:style style:name="T1" style:family="text">
      <style:text-properties officeooo:rsid="0005ac31"/>
    </style:style>
    <style:style style:name="T2" style:family="text">
      <style:text-properties officeooo:rsid="000669a9"/>
    </style:style>
    <style:style style:name="T3" style:family="text">
      <style:text-properties officeooo:rsid="0006a0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é Ricardo Dranka</text:p>
      <text:p text:style-name="P2"/>
      <text:p text:style-name="P5">Brasileiro, <text:span text:style-name="T2">S</text:span>olteiro, <text:span text:style-name="T2">20</text:span> anos</text:p>
      <text:p text:style-name="P4">Rua: Walmor Ivo Gallotti, Jardim Esperança, <text:span text:style-name="T1">número</text:span> 713</text:p>
      <text:p text:style-name="P4">Canoinhas - SC</text:p>
      <text:p text:style-name="P4">Telefone:(47) 99761-8418 / e-mail: j-ricardo14@hotmail.com</text:p>
      <text:p text:style-name="P3"/>
      <text:p text:style-name="P8">OBJETIVO</text:p>
      <text:p text:style-name="P3"/>
      <text:p text:style-name="P7">Cargo Disponível</text:p>
      <text:p text:style-name="P3"/>
      <text:p text:style-name="P8">Formação</text:p>
      <text:list xml:id="list1080666413" text:style-name="L1">
        <text:list-header>
          <text:p text:style-name="P10"/>
        </text:list-header>
        <text:list-item>
          <text:p text:style-name="P10">Cursando An<text:span text:style-name="T1">á</text:span>lise e Desenvolvimento de sistemas- Instituto Federal de Santa Catarina (IFSC). Previsão de conclusão - 2021-<text:span text:style-name="T3">2</text:span></text:p>
        </text:list-item>
        <text:list-item>
          <text:p text:style-name="P10">Ensino médio - Escola de E<text:span text:style-name="T2">stadual</text:span> Santa Cruz <text:span text:style-name="T1">(conclusão <text:s/>2016)</text:span> </text:p>
        </text:list-item>
      </text:list>
      <text:p text:style-name="P8"/>
      <text:p text:style-name="P8">Experiencia profissional</text:p>
      <text:p text:style-name="P4"/>
      <text:p text:style-name="P4">Não possuo experiência na área porém estou disposto a aprender com a empresa </text:p>
      <text:p text:style-name="P4"/>
      <text:p text:style-name="P8">Qualificações e atividades complementa</text:p>
      <text:p text:style-name="P6"/>
      <text:list xml:id="list2504142740" text:style-name="L2">
        <text:list-item>
          <text:p text:style-name="P11">Informática Básica</text:p>
        </text:list-item>
        <text:list-item>
          <text:p text:style-name="P12">Curso de introdução a phyton</text:p>
        </text:list-item>
        <text:list-item>
          <text:p text:style-name="P12">Curso de introdução a linguagem C</text:p>
        </text:list-item>
        <text:list-item>
          <text:p text:style-name="P11">Aprendizagem - papel e celulose</text:p>
        </text:list-item>
      </text:list>
      <text:p text:style-name="P9"/>
      <text:p text:style-name="P9">Informações adicionais</text:p>
      <text:p text:style-name="P6">Disponibilidade para mudança de cidade, possuo habilitação CNH do tipo A e B e disposição para aprender o que for necessário para fazer parte da empre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1:29:09.942000000</meta:creation-date>
    <dc:date>2019-10-24T17:19:20.525847856</dc:date>
    <meta:editing-duration>PT17M27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20" meta:word-count="126" meta:character-count="821" meta:non-whitespace-character-count="718"/>
  </office:meta>
</office:document-meta>
</file>